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742cm"/>
    </style:style>
    <style:style style:name="co3" style:family="table-column">
      <style:table-column-properties fo:break-before="auto" style:column-width="12.18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 fo:hyphenate="fals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fals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hyphenate="false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 style:vertical-align="middle"/>
      <style:text-properties fo:hyphenate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1" table:default-cell-style-name="ce2"/>
        <table:table-column table:style-name="co1" table:number-columns-repeated="1020" table:default-cell-style-name="ce5"/>
        <table:table-row table:style-name="ro2">
          <table:table-cell table:style-name="ce1" office:value-type="string">
            <text:p>bugg id</text:p>
          </table:table-cell>
          <table:table-cell table:style-name="ce1" office:value-type="string">
            <text:p>header</text:p>
          </table:table-cell>
          <table:table-cell table:style-name="ce1" office:value-type="string">
            <text:p>beskrivning</text:p>
          </table:table-cell>
          <table:table-cell table:style-name="ce1" office:value-type="string">
            <text:p>status</text:p>
          </table:table-cell>
          <table:table-cell table:style-name="ce1" table:number-columns-repeated="1020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ibland försvinner fiender under attackanimation</text:p>
          </table:table-cell>
          <table:table-cell office:value-type="string">
            <text:p>During a melee enemies attack animation, it can sometimes disapear from the screen, it might be some positioning weirdness</text:p>
          </table:table-cell>
          <table:table-cell office:value-type="string">
            <text:p>Resolved</text:p>
          </table:table-cell>
          <table:table-cell table:number-columns-repeated="1020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Fiender fortsätter attackera när spelet är slut</text:p>
          </table:table-cell>
          <table:table-cell office:value-type="string">
            <text:p>During "End game" if a melee attacker is in the middle of an attack animation and shifting between two states, it might continue during the "frozen" round</text:p>
          </table:table-cell>
          <table:table-cell office:value-type="string">
            <text:p>Resolved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iender som attackerar tar ingen skada</text:p>
          </table:table-cell>
          <table:table-cell office:value-type="string">
            <text:p>During attack animations, an enemy can not take any damage from weapons</text:p>
          </table:table-cell>
          <table:table-cell office:value-type="string">
            <text:p>Resolved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One shot can kill two enemies</text:p>
          </table:table-cell>
          <table:table-cell table:style-name="ce4" office:value-type="string">
            <text:p>If they hit the exact same frame it seems to be able to kill 2 enemies</text:p>
          </table:table-cell>
          <table:table-cell office:value-type="string">
            <text:p>Resolved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ead enemies drawn above live ones</text:p>
          </table:table-cell>
          <table:table-cell/>
          <table:table-cell office:value-type="string">
            <text:p>Resolved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Rocket can't kill more than one enemy</text:p>
          </table:table-cell>
          <table:table-cell office:value-type="string">
            <text:p>After bugg4 was resolved, this caused rockets to not kill any enemies</text:p>
          </table:table-cell>
          <table:table-cell office:value-type="string">
            <text:p>Resolved</text:p>
          </table:table-cell>
          <table:table-cell table:number-columns-repeated="1020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Charger does not attack /do damage unless charging</text:p>
          </table:table-cell>
          <table:table-cell office:value-type="string">
            <text:p>Due to some changes to behavior of attacking melee units with charge, there seems to be an issue that the charger does not attack anymore, unless he is actually charging. <text:span text:style-name="T1">Maybe this is good? Feels okay I </text:span><text:span text:style-name="T1">think...</text:span></text:p>
          </table:table-cell>
          <table:table-cell table:number-columns-repeated="1021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2013-04-18</text:date>, <text:time>21:0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H9M39S</meta:editing-duration>
    <meta:editing-cycles>16</meta:editing-cycles>
    <meta:generator>OpenOffice.org/3.3$Win32 OpenOffice.org_project/330m20$Build-9567</meta:generator>
    <dc:date>2013-04-18T21:08:22.62</dc:date>
    <dc:creator>Daniel Dahlkvist</dc:creator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